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is to study the feasibility of constructing a multipurpose device at low cost to perform data acquisition and design software which, when combined, would effectively allow the Device and its host processor to perform the functions of a multimeter, logic analyzer and oscilloscop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Project Descrip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0:08:31.69</meta:creation-date>
    <dc:date>2008-11-10T00:20:17.47</dc:date>
    <dc:creator>Joseph Lenox</dc:creator>
    <meta:editing-duration>PT00H11M45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2" meta:word-count="46" meta:character-count="308"/>
  </office:meta>
</office:document-meta>
</file>